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05460a5"/>
    </style:style>
    <style:style style:name="P52" style:family="paragraph" style:parent-style-name="Standard">
      <style:text-properties fo:font-size="2pt" style:font-size-asian="2pt" style:font-size-complex="2pt"/>
    </style:style>
    <style:style style:name="P53" style:family="paragraph" style:parent-style-name="Standard">
      <style:text-properties officeooo:paragraph-rsid="006432c5"/>
    </style:style>
    <style:style style:name="P5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6" style:family="paragraph" style:parent-style-name="Frame_20_contents">
      <style:paragraph-properties fo:text-align="justify" style:justify-single-word="false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0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e6e33f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ba6fc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7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2" style:family="text">
      <style:text-properties fo:color="#221f1f" fo:letter-spacing="-0.007cm" fo:font-style="normal" officeooo:rsid="001c3d3e" style:font-style-asian="normal" style:font-style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weight="normal" officeooo:rsid="008f8dcf" style:font-weight-asian="normal" style:font-weight-complex="normal"/>
    </style:style>
    <style:style style:name="T56" style:family="text">
      <style:text-properties style:text-position="-5% 100%" fo:font-weight="bold" officeooo:rsid="008f8dcf" style:font-weight-asian="bold" style:font-weight-complex="bold"/>
    </style:style>
    <style:style style:name="T57" style:family="text">
      <style:text-properties style:text-position="-6% 100%" fo:font-style="normal" style:font-style-asian="normal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letter-spacing="-0.009cm"/>
    </style:style>
    <style:style style:name="T68" style:family="text">
      <style:text-properties fo:letter-spacing="-0.016cm"/>
    </style:style>
    <style:style style:name="T69" style:family="text">
      <style:text-properties fo:letter-spacing="-0.016cm" fo:font-style="normal" officeooo:rsid="001c3d3e" style:font-style-asian="normal" style:font-style-complex="normal"/>
    </style:style>
    <style:style style:name="T70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9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5"/>
          </table:table-cell>
          <table:table-cell table:style-name="Table1.B1" office:value-type="string">
            <text:p text:style-name="P60"/>
          </table:table-cell>
          <table:table-cell table:style-name="Table1.B1" office:value-type="string">
            <text:p text:style-name="P51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63"><text:span text:style-name="T52">OBSERVACIONES</text:span>: <text:span text:style-name="T45"><text:placeholder text:placeholder-type="text">&lt;o.comment&gt;</text:placeholder></text:span></text:p>
            <text:p text:style-name="P62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64"><text:span text:style-name="T10">SUBTOTAL </text:span><text:span text:style-name="T69"><text:text-input text:description="&lt;o.currency_id.symbol&gt;">USD</text:text-input></text:span></text:p>
          </table:table-cell>
          <table:table-cell table:style-name="Table1.C2" office:value-type="string">
            <text:p text:style-name="P51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6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7"><text:text-input text:description="&lt;for each=&quot;line in o.report_tax_line_ids&quot;&gt;">For each line</text:text-input></text:p>
            <text:p text:style-name="P69"><text:text-input text:description="&lt;line.tax_id.description&gt;">IVA 21%</text:text-input></text:p>
            <text:p text:style-name="P68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5"><text:span text:style-name="T10">TOTAL</text:span><text:span text:style-name="T67"> </text:span><text:span text:style-name="T68"><text:text-input text:description="&lt;o.currency_id.symbol&gt;">USD</text:text-input></text:span></text:p>
          </table:table-cell>
          <table:table-cell table:style-name="Table1.C5" office:value-type="string">
            <text:p text:style-name="P61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0"><text:span text:style-name="T70"><text:text-input text:description="&lt;if test=&quot;o.currency_id != o.company_id.currency_id or o._fields.get('move_currency_id') and o.move_currency_id&quot;&gt;">if</text:text-input></text:span><text:span text:style-name="T70">El total de este comprobante equivale a un total de </text:span><text:span text:style-name="T70"><text:text-input text:description="&lt;o.currency_id != o.company_id.currency_id and o.company_id.currency_id.name or o.move_currency_id.name&gt;">USD</text:text-input></text:span><text:span text:style-name="T70"> </text:span><text:span text:style-name="T70"><text:text-input text:description="&lt;formatLang(o.currency_id != o.company_id.currency_id and o.cc_amount_total or o.move_currency_id.round(o.amount_total / o.move_inverse_currency_rate))&gt;">123123,12</text:text-input></text:span><text:span text:style-name="T70"> a un tipo de cambio consignado de </text:span><text:span text:style-name="T70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T70"><text:text-input text:description="&lt;/if&gt;">if</text:text-input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ba6fc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5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2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style:text-position="-5% 100%" fo:font-weight="normal" officeooo:rsid="008f8dcf" style:font-weight-asian="normal" style:font-weight-complex="normal"/>
    </style:style>
    <style:style style:name="MT50" style:family="text">
      <style:text-properties style:text-position="-5% 100%"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text-input text:description="&lt;if test=&quot;print_contact_name&quot;&gt;">IF2</text:text-input></text:span><text:span text:style-name="MT23"><text:placeholder text:placeholder-type="text">&lt;o.partner_id.display_name&gt;</text:placeholder></text:span><text:span text:style-name="MT22"><text:text-input text:description="&lt;/if&gt;">&lt;/if&gt;</text:text-input></text:span><text:span text:style-name="MT22"><text:text-input text:description="&lt;if test=&quot;not print_contact_name&quot;&gt;">IF2</text:text-input></text:span><text:span text:style-name="MT23"><text:placeholder text:placeholder-type="text">&lt;o.partner_id.commercial_partner_id.name&gt;</text:placeholder></text:span><text:span text:style-name="MT22"><text:text-input text:description="&lt;/if&gt;">&lt;/if&gt;</text:text-input></text:span></text:p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  <text:p text:style-name="MP24"><text:span text:style-name="MT27">Cond IVA</text:span><text:span text:style-name="MT28">:</text:span><text:span text:style-name="MT29"> </text:span><text:span text:style-name="MT26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20">:</text:span><text:span text:style-name="MT21"> </text:span><text:span text:style-name="MT34"><text:placeholder text:placeholder-type="text">&lt;o.partner_id.commercial_partner_id.phone&gt;</text:placeholder></text:span></text:p>
              <text:p text:style-name="MP26"><text:span text:style-name="MT33">Mail</text:span><text:span text:style-name="MT20">:</text:span><text:span text:style-name="MT21"> </text:span><text:span text:style-name="MT34"><text:placeholder text:placeholder-type="text">&lt;o.partner_id.commercial_partner_id.email&gt;</text:placeholder></text:span></text:p>
              <text:p text:style-name="MP27"><text:span text:style-name="MT35"><text:text-input text:description="&lt;if test=&quot;print_commercial&quot;&gt;">IF2</text:text-input></text:span><text:span text:style-name="MT36">Comercial</text:span><text:span text:style-name="MT37">:</text:span><text:span text:style-name="MT38"> </text:span><text:span text:style-name="MT39"><text:text-input text:description="&lt;o.user_id.name&gt;">Roberto Ramirez</text:text-input></text:span><text:span text:style-name="MT40"><text:text-input text:description="&lt;/if&gt;">&lt;/if&gt;</text:text-input></text:span></text:p>
              <text:p text:style-name="MP28"><text:span text:style-name="MT41"><text:placeholder text:placeholder-type="text">&lt;o.afip_incoterm_id and 'Incoterms:' or ''&gt;</text:placeholder></text:span><text:span text:style-name="MT41"> </text:span><text:span text:style-name="MT42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3">Cond. Venta</text:span><text:span text:style-name="MT44">:</text:span><text:span text:style-name="MT45"> </text:span><text:span text:style-name="MT46"><text:text-input text:description="&lt;o.payment_term_id.name&gt;">30/60/90 días fin de mes</text:text-input></text:span></text:p>
              <text:p text:style-name="MP30"><text:span text:style-name="MT47">Vencimientos</text:span><text:span text:style-name="MT48">: </text:span><text:span text:style-name="MT48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1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5">Importes expresados en </text:span><text:span text:style-name="MT40"><text:text-input text:description="&lt;o.currency_id.name or o.company_id.currency_id.name&gt;">rate</text:text-input></text:span></text:p>
              <text:p text:style-name="MP33"><text:span text:style-name="MT51">Doc. Origen</text:span><text:span text:style-name="MT52">:</text:span><text:span text:style-name="MT53"> </text:span><text:span text:style-name="MT54"><text:text-input text:description="&lt;o.origin&gt;">R1231231 – R1231321</text:text-input></text:span></text:p>
              <text:p text:style-name="MP34"><text:span text:style-name="MT55">Referencia: </text:span><text:span text:style-name="MT56"><text:placeholder text:placeholder-type="text">&lt;o.name&gt;</text:placeholder></text:span></text:p>
              <text:p text:style-name="MP34"><text:span text:style-name="MT57"><text:text-input text:description="&lt;o._fields.get('picking_ids') and o.picking_ids.mapped('voucher_ids') and 'Remitos: ' or ''&gt;">Remitos: </text:text-input></text:span><text:span text:style-name="MT58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0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6-11T14:44:42.592047936</dc:date>
    <meta:editing-duration>P2DT17H26M44S</meta:editing-duration>
    <meta:editing-cycles>453</meta:editing-cycles>
    <meta:generator>LibreOffice/5.1.6.2$Linux_X86_64 LibreOffice_project/10m0$Build-2</meta:generator>
    <meta:document-statistic meta:table-count="7" meta:image-count="0" meta:object-count="0" meta:page-count="1" meta:paragraph-count="73" meta:word-count="409" meta:character-count="2327" meta:non-whitespace-character-count="2171"/>
  </office:meta>
</office:document-meta>
</file>